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IRH (Système d'Information des Ressources Humaines)</text:p>
      <text:p text:style-name="P1"/>
      <text:p text:style-name="P2"/>
      <text:h text:style-name="P3" text:outline-level="3">✅ <text:span text:style-name="Strong_20_Emphasis">1. Authentication &amp; User Management</text:span></text:h>
      <text:p text:style-name="Text_20_body">🔹 <text:span text:style-name="Strong_20_Emphasis">Employee Login</text:span></text:p>
      <text:list text:style-name="L1">
        <text:list-item>
          <text:p text:style-name="P4">Employees log in using an <text:span text:style-name="Strong_20_Emphasis">ID format</text:span> (<text:span text:style-name="Source_20_Text">A0001</text:span>, <text:span text:style-name="Source_20_Text">B0001</text:span>...<text:span text:style-name="Source_20_Text">Z9999</text:span>).</text:p>
        </text:list-item>
        <text:list-item>
          <text:p text:style-name="P4">Default password = <text:span text:style-name="Strong_20_Emphasis">CIN (National ID)</text:span>.</text:p>
        </text:list-item>
        <text:list-item>
          <text:p text:style-name="P4">First-time login <text:span text:style-name="Strong_20_Emphasis">requires a password change</text:span>.</text:p>
        </text:list-item>
        <text:list-item>
          <text:p text:style-name="P4"><text:span text:style-name="Strong_20_Emphasis">JWT authentication</text:span> for secure access.</text:p>
        </text:list-item>
      </text:list>
      <text:p text:style-name="Text_20_body">🔹 <text:span text:style-name="Strong_20_Emphasis">Admin Login &amp; Management</text:span></text:p>
      <text:list text:style-name="L2">
        <text:list-item>
          <text:p text:style-name="P5"><text:span text:style-name="Strong_20_Emphasis">Super Admin (ADMIN1)</text:span> has <text:span text:style-name="Strong_20_Emphasis">minimal HR fields</text:span> (no <text:span text:style-name="Source_20_Text">congé</text:span>, <text:span text:style-name="Source_20_Text">CNSS</text:span>, etc.).</text:p>
        </text:list-item>
        <text:list-item>
          <text:p text:style-name="P5">Admins can reset an employee’s password (back to their CIN).</text:p>
        </text:list-item>
        <text:list-item>
          <text:p text:style-name="P5"><text:span text:style-name="Strong_20_Emphasis">Role-based access control</text:span> (<text:span text:style-name="Source_20_Text">admin</text:span>, <text:span text:style-name="Source_20_Text">rh</text:span>, <text:span text:style-name="Source_20_Text">employee</text:span>).</text:p>
        </text:list-item>
      </text:list>
      <text:p text:style-name="Text_20_body">🔹 <text:span text:style-name="Strong_20_Emphasis">Password Management</text:span></text:p>
      <text:list text:style-name="L3">
        <text:list-item>
          <text:p text:style-name="P6">Employees can <text:span text:style-name="Strong_20_Emphasis">change their password</text:span>.</text:p>
        </text:list-item>
        <text:list-item>
          <text:p text:style-name="P6"><text:span text:style-name="Strong_20_Emphasis">Admin can reset employee passwords</text:span>.</text:p>
        </text:list-item>
        <text:list-item>
          <text:p text:style-name="P6"><text:span text:style-name="Strong_20_Emphasis">Secure password storage</text:span> using bcrypt hashing.</text:p>
        </text:list-item>
      </text:list>
      <text:h text:style-name="P3" text:outline-level="3">✅ <text:span text:style-name="Strong_20_Emphasis">2. Employee Management</text:span></text:h>
      <text:p text:style-name="Text_20_body">🔹 <text:span text:style-name="Strong_20_Emphasis">Employee CRUD Operations</text:span></text:p>
      <text:list text:style-name="L4">
        <text:list-item>
          <text:p text:style-name="P7"><text:span text:style-name="Strong_20_Emphasis">Add, update, delete employees</text:span>.</text:p>
        </text:list-item>
        <text:list-item>
          <text:p text:style-name="P7">Each employee has <text:span text:style-name="Strong_20_Emphasis">detailed Moroccan HR fields</text:span>:</text:p>
          <text:list>
            <text:list-item>
              <text:p text:style-name="P7"><text:span text:style-name="Strong_20_Emphasis">CIN, CNSS, CIMR, Mutuelle, RIB (Bank Info)</text:span></text:p>
            </text:list-item>
            <text:list-item>
              <text:p text:style-name="P7"><text:span text:style-name="Strong_20_Emphasis">Poste, Direction, Filiale, Population, CSP (Catégorie Socio-Pro)</text:span></text:p>
            </text:list-item>
            <text:list-item>
              <text:p text:style-name="P7"><text:span text:style-name="Strong_20_Emphasis">Date d’entrée, Date de sortie, Type de contrat</text:span></text:p>
            </text:list-item>
          </text:list>
        </text:list-item>
        <text:list-item>
          <text:p text:style-name="P7"><text:span text:style-name="Strong_20_Emphasis">Only admins &amp; HR managers can modify employee data</text:span>.</text:p>
        </text:list-item>
      </text:list>
      <text:p text:style-name="Text_20_body">🔹 <text:span text:style-name="Strong_20_Emphasis">Employee Identification</text:span></text:p>
      <text:list text:style-name="L5">
        <text:list-item>
          <text:p text:style-name="P8">Employees are uniquely identified by <text:span text:style-name="Strong_20_Emphasis">"A0001" - "Z9999" format</text:span>.</text:p>
        </text:list-item>
        <text:list-item>
          <text:p text:style-name="P8">Employees can be searched using their <text:span text:style-name="Strong_20_Emphasis">ID, name, email, or role</text:span>.</text:p>
        </text:list-item>
      </text:list>
      <text:h text:style-name="P3" text:outline-level="3"><text:soft-page-break/>✅ <text:span text:style-name="Strong_20_Emphasis">3. Leave (Congé) Management</text:span></text:h>
      <text:p text:style-name="Text_20_body">🔹 <text:span text:style-name="Strong_20_Emphasis">Employee Leave Requests</text:span></text:p>
      <text:list text:style-name="L6">
        <text:list-item>
          <text:p text:style-name="P9">Employees can request leave from the <text:span text:style-name="Strong_20_Emphasis">UI</text:span>.</text:p>
        </text:list-item>
        <text:list-item>
          <text:p text:style-name="P9">HR/Admin can <text:span text:style-name="Strong_20_Emphasis">approve or reject requests</text:span>.</text:p>
        </text:list-item>
        <text:list-item>
          <text:p text:style-name="P9">Leave request <text:span text:style-name="Strong_20_Emphasis">status</text:span>: <text:span text:style-name="Source_20_Text">en_attente</text:span>, <text:span text:style-name="Source_20_Text">approuvé</text:span>, <text:span text:style-name="Source_20_Text">rejeté</text:span>.</text:p>
        </text:list-item>
        <text:list-item>
          <text:p text:style-name="P9">Employees <text:span text:style-name="Strong_20_Emphasis">see their leave balance before applying</text:span>.</text:p>
        </text:list-item>
      </text:list>
      <text:p text:style-name="Text_20_body">🔹 <text:span text:style-name="Strong_20_Emphasis">Leave Balance Management</text:span></text:p>
      <text:list text:style-name="L7">
        <text:list-item>
          <text:p text:style-name="P10">Each employee has a <text:span text:style-name="Strong_20_Emphasis">leave balance (</text:span><text:span text:style-name="Strong_20_Emphasis"><text:span text:style-name="Source_20_Text">solde_conges</text:span></text:span><text:span text:style-name="Strong_20_Emphasis">)</text:span>.</text:p>
        </text:list-item>
        <text:list-item>
          <text:p text:style-name="P10"><text:span text:style-name="Strong_20_Emphasis">Automatic monthly leave accumulation</text:span> using a <text:span text:style-name="Strong_20_Emphasis">CRON job</text:span>:</text:p>
          <text:list>
            <text:list-item>
              <text:p text:style-name="P10"><text:span text:style-name="Strong_20_Emphasis">Default: 1.5 days/month</text:span></text:p>
            </text:list-item>
            <text:list-item>
              <text:p text:style-name="P10">Some companies offer <text:span text:style-name="Strong_20_Emphasis">2.5 days/month</text:span>.</text:p>
            </text:list-item>
            <text:list-item>
              <text:p text:style-name="P10">Leave balance <text:span text:style-name="Strong_20_Emphasis">can be customized per employee or contract</text:span>.</text:p>
            </text:list-item>
          </text:list>
        </text:list-item>
      </text:list>
      <text:h text:style-name="P3" text:outline-level="3">✅ <text:span text:style-name="Strong_20_Emphasis">4. Company &amp; Leave Policy Customization</text:span></text:h>
      <text:p text:style-name="Text_20_body">🔹 <text:span text:style-name="Strong_20_Emphasis">Company Information Stored in DB</text:span></text:p>
      <text:list text:style-name="L8">
        <text:list-item>
          <text:p text:style-name="P11"><text:span text:style-name="Strong_20_Emphasis">Company Name</text:span> (<text:span text:style-name="Source_20_Text">Alfa</text:span>)</text:p>
        </text:list-item>
        <text:list-item>
          <text:p text:style-name="P11"><text:span text:style-name="Strong_20_Emphasis">Sector (</text:span><text:span text:style-name="Strong_20_Emphasis"><text:span text:style-name="Source_20_Text">Commerce</text:span></text:span><text:span text:style-name="Strong_20_Emphasis">, </text:span><text:span text:style-name="Strong_20_Emphasis"><text:span text:style-name="Source_20_Text">Finance</text:span></text:span><text:span text:style-name="Strong_20_Emphasis">...etc.)</text:span></text:p>
        </text:list-item>
        <text:list-item>
          <text:p text:style-name="P11"><text:span text:style-name="Strong_20_Emphasis">Domain (</text:span><text:span text:style-name="Strong_20_Emphasis"><text:span text:style-name="Source_20_Text">sirh.com</text:span></text:span><text:span text:style-name="Strong_20_Emphasis">)</text:span></text:p>
        </text:list-item>
        <text:list-item>
          <text:p text:style-name="P11"><text:span text:style-name="Strong_20_Emphasis">Leave days per month (1.5 or 2.5)</text:span></text:p>
        </text:list-item>
      </text:list>
      <text:p text:style-name="Text_20_body">🔹 <text:span text:style-name="Strong_20_Emphasis">Admin Can Modify Leave Accumulation Policy</text:span></text:p>
      <text:list text:style-name="L9">
        <text:list-item>
          <text:p text:style-name="P12">Admins <text:span text:style-name="Strong_20_Emphasis">update </text:span><text:span text:style-name="Strong_20_Emphasis"><text:span text:style-name="Source_20_Text">leave_days_per_month</text:span></text:span> for the company.</text:p>
        </text:list-item>
        <text:list-item>
          <text:p text:style-name="P12">Employees <text:span text:style-name="Strong_20_Emphasis">inherit company policy</text:span> by default.</text:p>
        </text:list-item>
        <text:list-item>
          <text:p text:style-name="P12">Special cases: <text:span text:style-name="Strong_20_Emphasis">HR can set custom leave accumulation per employee</text:span>.</text:p>
        </text:list-item>
      </text:list>
      <text:h text:style-name="P3" text:outline-level="3">✅ <text:span text:style-name="Strong_20_Emphasis">5. Dashboard &amp; Reporting</text:span></text:h>
      <text:p text:style-name="Text_20_body">🔹 <text:span text:style-name="Strong_20_Emphasis">Dashboard for Admins &amp; HR</text:span></text:p>
      <text:list text:style-name="L10">
        <text:list-item>
          <text:p text:style-name="P13"><text:span text:style-name="Strong_20_Emphasis">Total employees count</text:span>.</text:p>
        </text:list-item>
        <text:list-item>
          <text:p text:style-name="P13"><text:span text:style-name="Strong_20_Emphasis">Pending leave requests</text:span>.</text:p>
        </text:list-item>
        <text:list-item>
          <text:p text:style-name="P13"><text:span text:style-name="Strong_20_Emphasis">Approved/rejected leaves</text:span>.</text:p>
        </text:list-item>
        <text:list-item>
          <text:p text:style-name="P13"><text:span text:style-name="Strong_20_Emphasis">Recent leave requests list</text:span>.</text:p>
        </text:list-item>
      </text:list>
      <text:p text:style-name="Text_20_body">🔹 <text:span text:style-name="Strong_20_Emphasis">Employee-Specific Dashboard</text:span></text:p>
      <text:list text:style-name="L11">
        <text:list-item>
          <text:p text:style-name="P14"><text:soft-page-break/>Employees see <text:span text:style-name="Strong_20_Emphasis">their personal leave balance</text:span>.</text:p>
        </text:list-item>
        <text:list-item>
          <text:p text:style-name="P14">Quick access to <text:span text:style-name="Strong_20_Emphasis">leave requests, HR documents</text:span>.</text:p>
        </text:list-item>
      </text:list>
      <text:h text:style-name="P3" text:outline-level="3"><text:span text:style-name="Strong_20_Emphasis">✅ 6. Security &amp; Logging</text:span></text:h>
      <text:p text:style-name="Text_20_body">🔹 <text:span text:style-name="Strong_20_Emphasis">Secure API with JWT Authentication</text:span></text:p>
      <text:list text:style-name="L12">
        <text:list-item>
          <text:p text:style-name="P15">All routes protected with JWT tokens.</text:p>
        </text:list-item>
        <text:list-item>
          <text:p text:style-name="P15">Role-based access control (<text:span text:style-name="Source_20_Text">admin</text:span>, <text:span text:style-name="Source_20_Text">employee</text:span>, <text:span text:style-name="Source_20_Text">rh</text:span>).</text:p>
        </text:list-item>
      </text:list>
      <text:p text:style-name="Text_20_body">🔹 <text:span text:style-name="Strong_20_Emphasis">Error Handling &amp; Logging</text:span></text:p>
      <text:list text:style-name="L13">
        <text:list-item>
          <text:p text:style-name="P16">Global error handler (<text:span text:style-name="Source_20_Text">500</text:span>, <text:span text:style-name="Source_20_Text">401</text:span>, <text:span text:style-name="Source_20_Text">403</text:span>).</text:p>
        </text:list-item>
        <text:list-item>
          <text:p text:style-name="P16">Logs API requests (<text:span text:style-name="Source_20_Text">method</text:span>, <text:span text:style-name="Source_20_Text">path</text:span>, <text:span text:style-name="Source_20_Text">timestamp</text:span>).</text:p>
        </text:list-item>
      </text:list>
      <text:p text:style-name="Text_20_body">🔹 <text:span text:style-name="Strong_20_Emphasis">CRON Job for Leave Balance Update</text:span></text:p>
      <text:list text:style-name="L14">
        <text:list-item>
          <text:p text:style-name="P17">Runs <text:span text:style-name="Strong_20_Emphasis">1st of each month at 00:00</text:span> to <text:span text:style-name="Strong_20_Emphasis">increment employee leave balance</text:span>.</text:p>
        </text:list-item>
      </text:list>
      <text:p text:style-name="P18"><text:span text:style-name="Strong_20_Emphasis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7:00:04.656581300</meta:creation-date>
    <dc:date>2025-03-29T17:10:30.562333819</dc:date>
    <meta:editing-duration>PT10M26S</meta:editing-duration>
    <meta:editing-cycles>1</meta:editing-cycles>
    <meta:generator>LibreOffice/24.8.5.2$Linux_X86_64 LibreOffice_project/480$Build-2</meta:generator>
    <meta:document-statistic meta:table-count="0" meta:image-count="0" meta:object-count="0" meta:page-count="3" meta:paragraph-count="66" meta:word-count="436" meta:character-count="2625" meta:non-whitespace-character-count="2300"/>
  </office:meta>
</office:document-meta>
</file>